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4-02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115015384616" calcext:value-type="float">
            <text:p>7.561150153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77135483871" calcext:value-type="float">
            <text:p>7.7447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6804" calcext:value-type="float">
            <text:p>7.95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773187096774" calcext:value-type="float">
            <text:p>8.2277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10016" calcext:value-type="float">
            <text:p>8.4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53470967742" calcext:value-type="float">
            <text:p>8.9485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878941935484" calcext:value-type="float">
            <text:p>8.7987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37552" calcext:value-type="float">
            <text:p>8.35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00051612903" calcext:value-type="float">
            <text:p>8.4230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24632" calcext:value-type="float">
            <text:p>7.92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04309677419" calcext:value-type="float">
            <text:p>7.4240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00275862069" calcext:value-type="float">
            <text:p>7.44500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647325" calcext:value-type="float">
            <text:p>7.5964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14696" calcext:value-type="float">
            <text:p>8.15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020077419355" calcext:value-type="float">
            <text:p>8.7102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845419354839" calcext:value-type="float">
            <text:p>8.648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544619354839" calcext:value-type="float">
            <text:p>8.9654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810658064516" calcext:value-type="float">
            <text:p>9.0381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212077419355" calcext:value-type="float">
            <text:p>8.8321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281522580645" calcext:value-type="float">
            <text:p>8.5628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1856" calcext:value-type="float">
            <text:p>7.78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193780645161" calcext:value-type="float">
            <text:p>7.4419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87542857143" calcext:value-type="float">
            <text:p>7.3308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69225" calcext:value-type="float">
            <text:p>7.4436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09780645161" calcext:value-type="float">
            <text:p>7.5790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9568" calcext:value-type="float">
            <text:p>8.01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28103225807" calcext:value-type="float">
            <text:p>8.4182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94776" calcext:value-type="float">
            <text:p>8.4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21215483871" calcext:value-type="float">
            <text:p>8.3221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15535483871" calcext:value-type="float">
            <text:p>8.5311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75896774194" calcext:value-type="float">
            <text:p>8.2847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608575" calcext:value-type="float">
            <text:p>8.3060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3432" calcext:value-type="float">
            <text:p>7.8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59690322581" calcext:value-type="float">
            <text:p>7.6025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82628571429" calcext:value-type="float">
            <text:p>7.5908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32722580645" calcext:value-type="float">
            <text:p>7.7063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024258064516" calcext:value-type="float">
            <text:p>7.8402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72152" calcext:value-type="float">
            <text:p>8.09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787675" calcext:value-type="float">
            <text:p>8.1578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684" calcext:value-type="float">
            <text:p>7.88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882503225806" calcext:value-type="float">
            <text:p>8.1988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29135483871" calcext:value-type="float">
            <text:p>8.562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1352" calcext:value-type="float">
            <text:p>8.8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391948387097" calcext:value-type="float">
            <text:p>8.8439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12408" calcext:value-type="float">
            <text:p>8.25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50745" calcext:value-type="float">
            <text:p>7.8350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338348387097" calcext:value-type="float">
            <text:p>7.6033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559251612903" calcext:value-type="float">
            <text:p>7.8255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42664" calcext:value-type="float">
            <text:p>8.02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51870967742" calcext:value-type="float">
            <text:p>8.058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66728" calcext:value-type="float">
            <text:p>8.78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7385" calcext:value-type="float">
            <text:p>9.557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113187096774" calcext:value-type="float">
            <text:p>8.7611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1672" calcext:value-type="float">
            <text:p>7.96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46038709677" calcext:value-type="float">
            <text:p>7.9974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60248" calcext:value-type="float">
            <text:p>7.6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43638709677" calcext:value-type="float">
            <text:p>7.4244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131922580645" calcext:value-type="float">
            <text:p>7.2613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34503225806" calcext:value-type="float">
            <text:p>7.4063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88144516129" calcext:value-type="float">
            <text:p>7.548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104" calcext:value-type="float">
            <text:p>7.5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265470967742" calcext:value-type="float">
            <text:p>7.622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51176" calcext:value-type="float">
            <text:p>7.8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2495" calcext:value-type="float">
            <text:p>8.4732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54270967742" calcext:value-type="float">
            <text:p>8.6315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78344" calcext:value-type="float">
            <text:p>8.37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791825" calcext:value-type="float">
            <text:p>7.7279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672" calcext:value-type="float">
            <text:p>7.5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76875" calcext:value-type="float">
            <text:p>7.2937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737714285714" calcext:value-type="float">
            <text:p>7.3173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11105" calcext:value-type="float">
            <text:p>7.3611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545393548387" calcext:value-type="float">
            <text:p>7.675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951922580645" calcext:value-type="float">
            <text:p>8.0995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253" calcext:value-type="float">
            <text:p>8.120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67144" calcext:value-type="float">
            <text:p>8.30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461" calcext:value-type="float">
            <text:p>8.260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12129032258" calcext:value-type="float">
            <text:p>8.492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50529032258" calcext:value-type="float">
            <text:p>8.5165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703225806452" calcext:value-type="float">
            <text:p>8.087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27638709678" calcext:value-type="float">
            <text:p>7.66827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03425" calcext:value-type="float">
            <text:p>7.5130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52085714286" calcext:value-type="float">
            <text:p>7.48752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70585" calcext:value-type="float">
            <text:p>7.7070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04283870968" calcext:value-type="float">
            <text:p>7.9750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35638709677" calcext:value-type="float">
            <text:p>8.3083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543525" calcext:value-type="float">
            <text:p>8.4354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4888" calcext:value-type="float">
            <text:p>8.3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22374193549" calcext:value-type="float">
            <text:p>8.43922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501316129032" calcext:value-type="float">
            <text:p>8.4750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509987096774" calcext:value-type="float">
            <text:p>8.5050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67483870968" calcext:value-type="float">
            <text:p>8.0786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8608" calcext:value-type="float">
            <text:p>7.8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539019354839" calcext:value-type="float">
            <text:p>7.7553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276142857143" calcext:value-type="float">
            <text:p>7.9427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757475" calcext:value-type="float">
            <text:p>8.0275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106322580645" calcext:value-type="float">
            <text:p>8.2610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74352" calcext:value-type="float">
            <text:p>8.5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10709677419" calcext:value-type="float">
            <text:p>8.6981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831509677419" calcext:value-type="float">
            <text:p>8.8383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250812903226" calcext:value-type="float">
            <text:p>8.9325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365238709677" calcext:value-type="float">
            <text:p>9.5336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6472" calcext:value-type="float">
            <text:p>8.7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7889" calcext:value-type="float">
            <text:p>9.017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042" calcext:value-type="float">
            <text:p>8.44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97651612903" calcext:value-type="float">
            <text:p>7.8499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07420689655" calcext:value-type="float">
            <text:p>8.05607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98477419355" calcext:value-type="float">
            <text:p>8.1249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253238709677" calcext:value-type="float">
            <text:p>8.1925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6648" calcext:value-type="float">
            <text:p>8.5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27432258065" calcext:value-type="float">
            <text:p>8.6472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6936" calcext:value-type="float">
            <text:p>8.92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07767741935" calcext:value-type="float">
            <text:p>9.02807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38296774194" calcext:value-type="float">
            <text:p>9.4673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74504" calcext:value-type="float">
            <text:p>9.87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1991" calcext:value-type="float">
            <text:p>9.071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852" calcext:value-type="float">
            <text:p>8.08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48815" calcext:value-type="float">
            <text:p>7.8148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965371428571" calcext:value-type="float">
            <text:p>7.6796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116180645161" calcext:value-type="float">
            <text:p>8.0911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769677419355" calcext:value-type="float">
            <text:p>8.487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28728" calcext:value-type="float">
            <text:p>8.86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029316129032" calcext:value-type="float">
            <text:p>8.8102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04928" calcext:value-type="float">
            <text:p>8.87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213187096774" calcext:value-type="float">
            <text:p>9.1421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213161290323" calcext:value-type="float">
            <text:p>9.312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1125" calcext:value-type="float">
            <text:p>9.00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101651612903" calcext:value-type="float">
            <text:p>8.5510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85944" calcext:value-type="float">
            <text:p>8.1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54025" calcext:value-type="float">
            <text:p>7.3705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071742857143" calcext:value-type="float">
            <text:p>7.59071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9472" calcext:value-type="float">
            <text:p>7.7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29806451613" calcext:value-type="float">
            <text:p>7.8662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6176" calcext:value-type="float">
            <text:p>8.4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03767741936" calcext:value-type="float">
            <text:p>8.7080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38712" calcext:value-type="float">
            <text:p>8.77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80361290323" calcext:value-type="float">
            <text:p>8.9738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630761290323" calcext:value-type="float">
            <text:p>9.1963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4975" calcext:value-type="float">
            <text:p>8.552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9312" calcext:value-type="float">
            <text:p>8.11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47432258065" calcext:value-type="float">
            <text:p>7.9614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151482352941" calcext:value-type="float">
            <text:p>7.951514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46088" calcext:value-type="float">
            <text:p>8.27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564325" calcext:value-type="float">
            <text:p>8.5756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02064" calcext:value-type="float">
            <text:p>8.56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8568" calcext:value-type="float">
            <text:p>8.6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528387096774" calcext:value-type="float">
            <text:p>9.2152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29408" calcext:value-type="float">
            <text:p>9.15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2245" calcext:value-type="float">
            <text:p>7.8922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744851612903" calcext:value-type="float">
            <text:p>8.1974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85584" calcext:value-type="float">
            <text:p>8.32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941325" calcext:value-type="float">
            <text:p>8.2594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2424" calcext:value-type="float">
            <text:p>8.4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682125" calcext:value-type="float">
            <text:p>8.8568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583406451613" calcext:value-type="float">
            <text:p>8.7258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29896" calcext:value-type="float">
            <text:p>8.88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13555" calcext:value-type="float">
            <text:p>9.3213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6668" calcext:value-type="float">
            <text:p>8.64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45907692308" calcext:value-type="float">
            <text:p>7.80545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954971428571" calcext:value-type="float">
            <text:p>7.6095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238" calcext:value-type="float">
            <text:p>7.6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22125" calcext:value-type="float">
            <text:p>7.8662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6336" calcext:value-type="float">
            <text:p>8.1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491483870968" calcext:value-type="float">
            <text:p>8.474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80504" calcext:value-type="float">
            <text:p>8.3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183148387097" calcext:value-type="float">
            <text:p>8.9018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858090322581" calcext:value-type="float">
            <text:p>8.9985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8072" calcext:value-type="float">
            <text:p>8.76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46529032258" calcext:value-type="float">
            <text:p>8.1964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1792" calcext:value-type="float">
            <text:p>7.93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987725" calcext:value-type="float">
            <text:p>7.3998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25285714286" calcext:value-type="float">
            <text:p>7.24825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463725" calcext:value-type="float">
            <text:p>7.3846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92670967742" calcext:value-type="float">
            <text:p>7.512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6799" calcext:value-type="float">
            <text:p>7.916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276" calcext:value-type="float">
            <text:p>8.1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58815483871" calcext:value-type="float">
            <text:p>7.925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063019354839" calcext:value-type="float">
            <text:p>7.7706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15976" calcext:value-type="float">
            <text:p>7.65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80475" calcext:value-type="float">
            <text:p>7.5818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72064" calcext:value-type="float">
            <text:p>7.41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8765" calcext:value-type="float">
            <text:p>7.3938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651972413793" calcext:value-type="float">
            <text:p>7.41651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557548387097" calcext:value-type="float">
            <text:p>7.6155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170580645161" calcext:value-type="float">
            <text:p>7.8717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405961290323" calcext:value-type="float">
            <text:p>7.9740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813375" calcext:value-type="float">
            <text:p>7.9281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9824" calcext:value-type="float">
            <text:p>8.03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24438709677" calcext:value-type="float">
            <text:p>8.5552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569345454546" calcext:value-type="float">
            <text:p>8.81569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91458064516" calcext:value-type="float">
            <text:p>8.6449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43638709678" calcext:value-type="float">
            <text:p>8.56743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173230769231" calcext:value-type="float">
            <text:p>8.29173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107381818182" calcext:value-type="float">
            <text:p>7.691073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45876" calcext:value-type="float">
            <text:p>7.444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6835" calcext:value-type="float">
            <text:p>7.7546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028877419355" calcext:value-type="float">
            <text:p>7.8902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9455483871" calcext:value-type="float">
            <text:p>8.056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45215483871" calcext:value-type="float">
            <text:p>8.4745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90632258065" calcext:value-type="float">
            <text:p>8.3699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35896774194" calcext:value-type="float">
            <text:p>8.1323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062374193549" calcext:value-type="float">
            <text:p>8.21062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98296774194" calcext:value-type="float">
            <text:p>7.790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81883870968" calcext:value-type="float">
            <text:p>7.706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6904" calcext:value-type="float">
            <text:p>7.47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17785" calcext:value-type="float">
            <text:p>7.371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09710344828" calcext:value-type="float">
            <text:p>7.55609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75625" calcext:value-type="float">
            <text:p>7.5747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954890322581" calcext:value-type="float">
            <text:p>7.5995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88696774194" calcext:value-type="float">
            <text:p>7.7848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82941935484" calcext:value-type="float">
            <text:p>7.9758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1784" calcext:value-type="float">
            <text:p>8.4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0235" calcext:value-type="float">
            <text:p>9.3320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583922580645" calcext:value-type="float">
            <text:p>9.1358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30952" calcext:value-type="float">
            <text:p>9.42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6103" calcext:value-type="float">
            <text:p>9.206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6092" calcext:value-type="float">
            <text:p>8.3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42175" calcext:value-type="float">
            <text:p>7.9464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053485714286" calcext:value-type="float">
            <text:p>7.9805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482" calcext:value-type="float">
            <text:p>8.0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97568" calcext:value-type="float">
            <text:p>8.56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51432258065" calcext:value-type="float">
            <text:p>8.6625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138133333333" calcext:value-type="float">
            <text:p>8.6813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60232" calcext:value-type="float">
            <text:p>8.46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3024" calcext:value-type="float">
            <text:p>8.82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03507692308" calcext:value-type="float">
            <text:p>8.98503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874890322581" calcext:value-type="float">
            <text:p>8.8187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0992" calcext:value-type="float">
            <text:p>8.05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127793548387" calcext:value-type="float">
            <text:p>7.7912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611114285714" calcext:value-type="float">
            <text:p>7.85611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73703225807" calcext:value-type="float">
            <text:p>8.2567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0036" calcext:value-type="float">
            <text:p>8.6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78864516129" calcext:value-type="float">
            <text:p>8.5467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34608" calcext:value-type="float">
            <text:p>8.23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59535483871" calcext:value-type="float">
            <text:p>9.0035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597780645161" calcext:value-type="float">
            <text:p>9.285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828" calcext:value-type="float">
            <text:p>9.03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033987096774" calcext:value-type="float">
            <text:p>8.5203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1808" calcext:value-type="float">
            <text:p>7.8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23225806452" calcext:value-type="float">
            <text:p>7.7822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450096551724" calcext:value-type="float">
            <text:p>7.84450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46116129032" calcext:value-type="float">
            <text:p>7.8684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473058064516" calcext:value-type="float">
            <text:p>7.9347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9936" calcext:value-type="float">
            <text:p>8.0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11174193549" calcext:value-type="float">
            <text:p>7.92411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60384" calcext:value-type="float">
            <text:p>8.48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255458064516" calcext:value-type="float">
            <text:p>8.8125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473574193548" calcext:value-type="float">
            <text:p>8.3447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26776" calcext:value-type="float">
            <text:p>8.67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52103225807" calcext:value-type="float">
            <text:p>8.4335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7664" calcext:value-type="float">
            <text:p>8.4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95424516129" calcext:value-type="float">
            <text:p>8.039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056914285714" calcext:value-type="float">
            <text:p>7.7105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375870967742" calcext:value-type="float">
            <text:p>8.0737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795122580645" calcext:value-type="float">
            <text:p>8.507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4864" calcext:value-type="float">
            <text:p>8.64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682348387097" calcext:value-type="float">
            <text:p>8.4568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27616" calcext:value-type="float">
            <text:p>8.58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70864516129" calcext:value-type="float">
            <text:p>8.6687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338761290323" calcext:value-type="float">
            <text:p>8.6933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03744" calcext:value-type="float">
            <text:p>8.38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0912" calcext:value-type="float">
            <text:p>7.61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487587096774" calcext:value-type="float">
            <text:p>7.4748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528051612903" calcext:value-type="float">
            <text:p>7.6152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044516129032" calcext:value-type="float">
            <text:p>7.740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66008" calcext:value-type="float">
            <text:p>7.95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888851612903" calcext:value-type="float">
            <text:p>8.2888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76336" calcext:value-type="float">
            <text:p>8.44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27974193548" calcext:value-type="float">
            <text:p>8.1252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691070967742" calcext:value-type="float">
            <text:p>8.1469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5264" calcext:value-type="float">
            <text:p>8.07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117316129032" calcext:value-type="float">
            <text:p>8.231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0976" calcext:value-type="float">
            <text:p>8.22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64830967742" calcext:value-type="float">
            <text:p>7.8964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5354" calcext:value-type="float">
            <text:p>7.78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958322580645" calcext:value-type="float">
            <text:p>7.8495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46942857143" calcext:value-type="float">
            <text:p>7.89246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698228571429" calcext:value-type="float">
            <text:p>8.0769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19490909091" calcext:value-type="float">
            <text:p>7.96719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044061538462" calcext:value-type="float">
            <text:p>8.39044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51329032258" calcext:value-type="float">
            <text:p>8.5805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45472" calcext:value-type="float">
            <text:p>8.59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789935483871" calcext:value-type="float">
            <text:p>8.387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8816" calcext:value-type="float">
            <text:p>7.8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127225806452" calcext:value-type="float">
            <text:p>7.721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638096551724" calcext:value-type="float">
            <text:p>7.64638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484670967742" calcext:value-type="float">
            <text:p>7.6348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331974193548" calcext:value-type="float">
            <text:p>7.6833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572" calcext:value-type="float">
            <text:p>7.75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97835294118" calcext:value-type="float">
            <text:p>7.782978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457419354839" calcext:value-type="float">
            <text:p>8.0845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961627586207" calcext:value-type="float">
            <text:p>8.14961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284303448276" calcext:value-type="float">
            <text:p>8.24284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502533333333" calcext:value-type="float">
            <text:p>7.86502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5312" calcext:value-type="float">
            <text:p>7.45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53012" calcext:value-type="float">
            <text:p>7.515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2648" calcext:value-type="float">
            <text:p>7.42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22529032258" calcext:value-type="float">
            <text:p>7.4192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05208" calcext:value-type="float">
            <text:p>7.57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509548387097" calcext:value-type="float">
            <text:p>7.585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96685714286" calcext:value-type="float">
            <text:p>8.0079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94430769231" calcext:value-type="float">
            <text:p>8.08294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013888" calcext:value-type="float">
            <text:p>8.03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145075862069" calcext:value-type="float">
            <text:p>7.98145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140533333333" calcext:value-type="float">
            <text:p>8.11140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683095652174" calcext:value-type="float">
            <text:p>8.006830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909942857143" calcext:value-type="float">
            <text:p>7.59909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61131034483" calcext:value-type="float">
            <text:p>7.70261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920748387097" calcext:value-type="float">
            <text:p>7.7192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17624" calcext:value-type="float">
            <text:p>7.80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34068965517" calcext:value-type="float">
            <text:p>7.91534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1528" calcext:value-type="float">
            <text:p>8.1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716464516129" calcext:value-type="float">
            <text:p>8.5071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916593548387" calcext:value-type="float">
            <text:p>8.4191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36142857143" calcext:value-type="float">
            <text:p>8.17136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138193548387" calcext:value-type="float">
            <text:p>7.8613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85020689655" calcext:value-type="float">
            <text:p>7.406850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5232" calcext:value-type="float">
            <text:p>7.38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476457142857" calcext:value-type="float">
            <text:p>7.31476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746709677419" calcext:value-type="float">
            <text:p>7.3874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556980645161" calcext:value-type="float">
            <text:p>7.5455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77216" calcext:value-type="float">
            <text:p>7.62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33496774194" calcext:value-type="float">
            <text:p>7.5593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9472" calcext:value-type="float">
            <text:p>7.7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17344516129" calcext:value-type="float">
            <text:p>8.0517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382812903226" calcext:value-type="float">
            <text:p>8.0638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76936" calcext:value-type="float">
            <text:p>7.65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69055483871" calcext:value-type="float">
            <text:p>7.736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412" calcext:value-type="float">
            <text:p>7.5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217714285714" calcext:value-type="float">
            <text:p>7.6221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010144" calcext:value-type="float">
            <text:p>7.70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61147826087" calcext:value-type="float">
            <text:p>7.857611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2156" calcext:value-type="float">
            <text:p>7.85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671458064516" calcext:value-type="float">
            <text:p>7.8067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6816" calcext:value-type="float">
            <text:p>7.8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21780645161" calcext:value-type="float">
            <text:p>7.7772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22632258065" calcext:value-type="float">
            <text:p>7.882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0056" calcext:value-type="float">
            <text:p>7.7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58632258064" calcext:value-type="float">
            <text:p>7.71458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7608" calcext:value-type="float">
            <text:p>7.83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18068965517" calcext:value-type="float">
            <text:p>7.77818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958457142857" calcext:value-type="float">
            <text:p>7.7795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588748387097" calcext:value-type="float">
            <text:p>7.8258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575406451613" calcext:value-type="float">
            <text:p>8.0857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8088" calcext:value-type="float">
            <text:p>8.2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559741935484" calcext:value-type="float">
            <text:p>8.405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32264" calcext:value-type="float">
            <text:p>8.5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294838709678" calcext:value-type="float">
            <text:p>8.4729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98322580645" calcext:value-type="float">
            <text:p>8.763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45472" calcext:value-type="float">
            <text:p>8.59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61961290323" calcext:value-type="float">
            <text:p>8.2636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89528" calcext:value-type="float">
            <text:p>7.97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961806451613" calcext:value-type="float">
            <text:p>7.759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674942857143" calcext:value-type="float">
            <text:p>7.8467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61729032258" calcext:value-type="float">
            <text:p>7.8886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369522580645" calcext:value-type="float">
            <text:p>7.9836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0492" calcext:value-type="float">
            <text:p>8.00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62193548387" calcext:value-type="float">
            <text:p>7.876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18712" calcext:value-type="float">
            <text:p>8.01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030529032258" calcext:value-type="float">
            <text:p>8.4403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69625806452" calcext:value-type="float">
            <text:p>8.4466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1776" calcext:value-type="float">
            <text:p>8.3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03741935484" calcext:value-type="float">
            <text:p>8.116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4856" calcext:value-type="float">
            <text:p>7.89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057806451613" calcext:value-type="float">
            <text:p>7.8205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632885714286" calcext:value-type="float">
            <text:p>7.85632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807948387097" calcext:value-type="float">
            <text:p>7.8380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314012903226" calcext:value-type="float">
            <text:p>7.8931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9296" calcext:value-type="float">
            <text:p>7.8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133574193548" calcext:value-type="float">
            <text:p>7.8113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7912" calcext:value-type="float">
            <text:p>7.87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39096774194" calcext:value-type="float">
            <text:p>8.3883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663251612903" calcext:value-type="float">
            <text:p>8.5266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63664" calcext:value-type="float">
            <text:p>8.31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60516129032" calcext:value-type="float">
            <text:p>7.877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23464" calcext:value-type="float">
            <text:p>7.90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547122580645" calcext:value-type="float">
            <text:p>7.715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441324137931" calcext:value-type="float">
            <text:p>7.69441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702116129032" calcext:value-type="float">
            <text:p>7.7770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145109677419" calcext:value-type="float">
            <text:p>8.0214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8256" calcext:value-type="float">
            <text:p>8.07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925316129032" calcext:value-type="float">
            <text:p>8.1092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343" calcext:value-type="float">
            <text:p>8.078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984730434783" calcext:value-type="float">
            <text:p>8.319847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069341935484" calcext:value-type="float">
            <text:p>8.0306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1696" calcext:value-type="float">
            <text:p>7.65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04774193548" calcext:value-type="float">
            <text:p>7.4120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01714285714" calcext:value-type="float">
            <text:p>7.4850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659922580645" calcext:value-type="float">
            <text:p>7.5965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002296774194" calcext:value-type="float">
            <text:p>7.7300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3192" calcext:value-type="float">
            <text:p>8.04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732872727273" calcext:value-type="float">
            <text:p>8.13732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9264" calcext:value-type="float">
            <text:p>8.22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32192" calcext:value-type="float">
            <text:p>8.3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633942857143" calcext:value-type="float">
            <text:p>8.3763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1016" calcext:value-type="float">
            <text:p>8.25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85393548387" calcext:value-type="float">
            <text:p>8.2088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3312" calcext:value-type="float">
            <text:p>7.88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46787096774" calcext:value-type="float">
            <text:p>7.6394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186542857143" calcext:value-type="float">
            <text:p>7.63186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85806451613" calcext:value-type="float">
            <text:p>7.774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6868" calcext:value-type="float">
            <text:p>7.7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66672" calcext:value-type="float">
            <text:p>7.7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484051612903" calcext:value-type="float">
            <text:p>7.9048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4832" calcext:value-type="float">
            <text:p>7.95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674322580645" calcext:value-type="float">
            <text:p>7.9867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045625806452" calcext:value-type="float">
            <text:p>8.0504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212" calcext:value-type="float">
            <text:p>8.0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43072" calcext:value-type="float">
            <text:p>7.9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164825806452" calcext:value-type="float">
            <text:p>7.6816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77628571429" calcext:value-type="float">
            <text:p>7.57177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699251612903" calcext:value-type="float">
            <text:p>7.5969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26838709677" calcext:value-type="float">
            <text:p>7.6042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796" calcext:value-type="float">
            <text:p>7.63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908025806452" calcext:value-type="float">
            <text:p>7.7090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5632" calcext:value-type="float">
            <text:p>7.83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82658064516" calcext:value-type="float">
            <text:p>7.9408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249212903226" calcext:value-type="float">
            <text:p>8.0424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73528" calcext:value-type="float">
            <text:p>7.87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79767741936" calcext:value-type="float">
            <text:p>7.5497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47376" calcext:value-type="float">
            <text:p>7.37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69161290323" calcext:value-type="float">
            <text:p>7.3156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07148387097" calcext:value-type="float">
            <text:p>7.3930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842683870968" calcext:value-type="float">
            <text:p>7.6184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7904" calcext:value-type="float">
            <text:p>7.64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23587096774" calcext:value-type="float">
            <text:p>7.6882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8056" calcext:value-type="float">
            <text:p>7.6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237109677419" calcext:value-type="float">
            <text:p>7.7623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73729032258" calcext:value-type="float">
            <text:p>7.7057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98376" calcext:value-type="float">
            <text:p>7.53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540825806452" calcext:value-type="float">
            <text:p>7.2854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4112" calcext:value-type="float">
            <text:p>6.99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307793548387" calcext:value-type="float">
            <text:p>6.9530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512542857143" calcext:value-type="float">
            <text:p>7.0451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67793548387" calcext:value-type="float">
            <text:p>7.1816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763483870968" calcext:value-type="float">
            <text:p>7.377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711066666667" calcext:value-type="float">
            <text:p>7.44711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235744" calcext:value-type="float">
            <text:p>7.462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131384615385" calcext:value-type="float">
            <text:p>7.58131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42529032258" calcext:value-type="float">
            <text:p>7.495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796438709678" calcext:value-type="float">
            <text:p>7.45796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08992" calcext:value-type="float">
            <text:p>7.60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15793548387" calcext:value-type="float">
            <text:p>7.5931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1792" calcext:value-type="float">
            <text:p>7.42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98095483871" calcext:value-type="float">
            <text:p>7.349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729314285714" calcext:value-type="float">
            <text:p>7.4072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33367741936" calcext:value-type="float">
            <text:p>7.6473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5372" calcext:value-type="float">
            <text:p>7.67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13184516129" calcext:value-type="float">
            <text:p>7.771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92304" calcext:value-type="float">
            <text:p>7.60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30064516129" calcext:value-type="float">
            <text:p>7.690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770916129032" calcext:value-type="float">
            <text:p>7.947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5904" calcext:value-type="float">
            <text:p>7.94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82219354839" calcext:value-type="float">
            <text:p>7.7828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97664" calcext:value-type="float">
            <text:p>7.57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348774193548" calcext:value-type="float">
            <text:p>7.5034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79072" calcext:value-type="float">
            <text:p>7.484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10133333333" calcext:value-type="float">
            <text:p>7.71110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04722580645" calcext:value-type="float">
            <text:p>7.7520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6984" calcext:value-type="float">
            <text:p>7.92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419277419355" calcext:value-type="float">
            <text:p>7.8841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146322580645" calcext:value-type="float">
            <text:p>7.651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13616" calcext:value-type="float">
            <text:p>7.5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098374193548" calcext:value-type="float">
            <text:p>7.2809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05927272727" calcext:value-type="float">
            <text:p>7.15905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83085714286" calcext:value-type="float">
            <text:p>7.1738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700464516129" calcext:value-type="float">
            <text:p>7.2270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323922580645" calcext:value-type="float">
            <text:p>7.3832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56696" calcext:value-type="float">
            <text:p>7.46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133058064516" calcext:value-type="float">
            <text:p>7.4013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86112" calcext:value-type="float">
            <text:p>7.3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870451612903" calcext:value-type="float">
            <text:p>7.5787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75974193549" calcext:value-type="float">
            <text:p>7.39375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48" calcext:value-type="float">
            <text:p>7.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455793548387" calcext:value-type="float">
            <text:p>7.3645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3504" calcext:value-type="float">
            <text:p>7.42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292705882353" calcext:value-type="float">
            <text:p>7.282927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001942857143" calcext:value-type="float">
            <text:p>7.34001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17504" calcext:value-type="float">
            <text:p>7.4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1928" calcext:value-type="float">
            <text:p>7.5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704" calcext:value-type="float">
            <text:p>7.4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46735483871" calcext:value-type="float">
            <text:p>7.404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15624" calcext:value-type="float">
            <text:p>7.47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26895483871" calcext:value-type="float">
            <text:p>7.5326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25574193548" calcext:value-type="float">
            <text:p>7.5522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03632" calcext:value-type="float">
            <text:p>7.6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334916129032" calcext:value-type="float">
            <text:p>7.3533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87432" calcext:value-type="float">
            <text:p>7.36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259174193548" calcext:value-type="float">
            <text:p>7.1925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56257142857" calcext:value-type="float">
            <text:p>7.2225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17625806452" calcext:value-type="float">
            <text:p>7.3341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53367741936" calcext:value-type="float">
            <text:p>7.3425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62464" calcext:value-type="float">
            <text:p>7.35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764" calcext:value-type="float">
            <text:p>7.38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565083870968" calcext:value-type="float">
            <text:p>7.5056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14503225807" calcext:value-type="float">
            <text:p>7.7111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7072" calcext:value-type="float">
            <text:p>7.46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85495652174" calcext:value-type="float">
            <text:p>7.436854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5408" calcext:value-type="float">
            <text:p>7.2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942226086957" calcext:value-type="float">
            <text:p>7.0394222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06666666667" calcext:value-type="float">
            <text:p>7.0950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18941935484" calcext:value-type="float">
            <text:p>7.0461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8655483871" calcext:value-type="float">
            <text:p>7.0358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62392" calcext:value-type="float">
            <text:p>7.14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07535483871" calcext:value-type="float">
            <text:p>7.1290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5016" calcext:value-type="float">
            <text:p>7.1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374838709678" calcext:value-type="float">
            <text:p>7.25374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01104" calcext:value-type="float">
            <text:p>7.03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167225806452" calcext:value-type="float">
            <text:p>7.1116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4184" calcext:value-type="float">
            <text:p>7.20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216888888889" calcext:value-type="float">
            <text:p>7.05216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31483870968" calcext:value-type="float">
            <text:p>7.1033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86425806452" calcext:value-type="float">
            <text:p>7.1238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6728" calcext:value-type="float">
            <text:p>7.13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59896774194" calcext:value-type="float">
            <text:p>7.0045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5144" calcext:value-type="float">
            <text:p>6.96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492283870968" calcext:value-type="float">
            <text:p>7.0149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46425806452" calcext:value-type="float">
            <text:p>6.9714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54192" calcext:value-type="float">
            <text:p>6.9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74606451613" calcext:value-type="float">
            <text:p>6.8787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358455172414" calcext:value-type="float">
            <text:p>6.92358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38967741936" calcext:value-type="float">
            <text:p>6.9523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1538" calcext:value-type="float">
            <text:p>6.97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55935483871" calcext:value-type="float">
            <text:p>7.145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208851612903" calcext:value-type="float">
            <text:p>7.2220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9144" calcext:value-type="float">
            <text:p>7.2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72304516129" calcext:value-type="float">
            <text:p>7.0672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62" calcext:value-type="float">
            <text:p>6.99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207716129032" calcext:value-type="float">
            <text:p>7.0820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51070967742" calcext:value-type="float">
            <text:p>7.2325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20304" calcext:value-type="float">
            <text:p>7.15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969987096774" calcext:value-type="float">
            <text:p>7.2096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58176" calcext:value-type="float">
            <text:p>7.12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282322580645" calcext:value-type="float">
            <text:p>7.1028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629314285714" calcext:value-type="float">
            <text:p>7.0262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38890322581" calcext:value-type="float">
            <text:p>7.0813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274219354839" calcext:value-type="float">
            <text:p>7.1427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4696" calcext:value-type="float">
            <text:p>7.13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10683870968" calcext:value-type="float">
            <text:p>6.9631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3648" calcext:value-type="float">
            <text:p>6.95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9872" calcext:value-type="float">
            <text:p>7.03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15070967742" calcext:value-type="float">
            <text:p>7.0191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60464" calcext:value-type="float">
            <text:p>7.02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262683870968" calcext:value-type="float">
            <text:p>6.9326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13504" calcext:value-type="float">
            <text:p>6.79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90296774194" calcext:value-type="float">
            <text:p>6.7699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557542857143" calcext:value-type="float">
            <text:p>6.8355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81367741936" calcext:value-type="float">
            <text:p>6.9158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140051612903" calcext:value-type="float">
            <text:p>7.0514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43952" calcext:value-type="float">
            <text:p>7.1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55432258065" calcext:value-type="float">
            <text:p>7.0775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590947368421" calcext:value-type="float">
            <text:p>6.975909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040215384615" calcext:value-type="float">
            <text:p>6.91040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3776" calcext:value-type="float">
            <text:p>6.78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7984" calcext:value-type="float">
            <text:p>6.94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17703225806" calcext:value-type="float">
            <text:p>6.8241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5776" calcext:value-type="float">
            <text:p>6.85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48877419355" calcext:value-type="float">
            <text:p>6.8234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12689655172" calcext:value-type="float">
            <text:p>6.80912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45584" calcext:value-type="float">
            <text:p>6.80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0296" calcext:value-type="float">
            <text:p>6.7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80104" calcext:value-type="float">
            <text:p>6.73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0656" calcext:value-type="float">
            <text:p>6.82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27775483871" calcext:value-type="float">
            <text:p>6.712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451819354839" calcext:value-type="float">
            <text:p>6.874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318193548387" calcext:value-type="float">
            <text:p>7.0231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8488" calcext:value-type="float">
            <text:p>7.0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806348387097" calcext:value-type="float">
            <text:p>6.9480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17184" calcext:value-type="float">
            <text:p>6.94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27870967742" calcext:value-type="float">
            <text:p>6.9002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13314285714" calcext:value-type="float">
            <text:p>6.8891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385316129032" calcext:value-type="float">
            <text:p>6.813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51122580645" calcext:value-type="float">
            <text:p>6.8925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40072" calcext:value-type="float">
            <text:p>6.81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42175483871" calcext:value-type="float">
            <text:p>6.804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429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444571428571" calcext:value-type="float">
            <text:p>6.9044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54" meta:object-count="0"/>
    <meta:user-defined meta:name="AppVersion">3.0</meta:user-defined>
  </office:meta>
</office:document-meta>
</file>